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" fo:font-size="32pt" fo:text-shadow="1pt 1pt" style:font-size-asian="32pt" style:font-size-complex="32pt"/>
    </style:style>
    <style:style style:name="T10" style:family="text">
      <style:text-properties fo:color="#83caff" style:text-position="33% 58%" style:font-name="Segoe UI1" fo:font-size="32pt" fo:text-shadow="none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774cm" svg:x="1.016cm" svg:y="1.016cm">
          <draw:text-box>
            <text:p text:style-name="P1"><text:span text:style-name="T1">Psalmody</text:span></text:p>
            <text:p text:style-name="P1"><text:span text:style-name="T2">Psalm 62:1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908cm" svg:height="6.263cm" svg:x="1.016cm" svg:y="0.508cm">
          <draw:text-box>
            <text:p text:style-name="P3"><text:span text:style-name="T3">1</text:span><text:span text:style-name="T4"> </text:span><text:span text:style-name="T5">For God alone my soul waits in silence;</text:span></text:p>
            <text:p text:style-name="P4"><text:span text:style-name="T6"><text:s text:c="6"/></text:span><text:span text:style-name="T6">from him comes my sal</text:span><text:span text:style-name="T6">vation.</text:span></text:p>
            <text:p text:style-name="P5"><text:span text:style-name="T7">2</text:span><text:span text:style-name="T8"> </text:span><text:span text:style-name="T9">He only is my rock and my salvation, my fortress;</text:span></text:p>
            <text:p text:style-name="P4"><text:span text:style-name="T6"><text:s text:c="6"/></text:span><text:span text:style-name="T6">I shall not be greatly</text:span><text:span text:style-name="T6"> sha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908cm" svg:height="4.76cm" svg:x="1.016cm" svg:y="0.828cm">
          <draw:text-box>
            <text:p text:style-name="P4"><text:span text:style-name="T3">3</text:span><text:span text:style-name="T4"> </text:span><text:span text:style-name="T5">How long will all of you attack a man to</text:span><text:span text:style-name="T5"> batter </text:span></text:p>
            <text:p text:style-name="P4"><text:span text:style-name="T5"><text:s text:c="2"/></text:span><text:span text:style-name="T5">him,</text:span></text:p>
            <text:p text:style-name="P4"><text:span text:style-name="T6"><text:s text:c="7"/></text:span><text:span text:style-name="T6">like a leaning wall, a</text:span><text:span text:style-name="T6"> tottering fenc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908cm" svg:height="6.263cm" svg:x="1.016cm" svg:y="0.595cm">
          <draw:text-box>
            <text:p text:style-name="P5"><text:span text:style-name="T7">4</text:span><text:span text:style-name="T8"> </text:span><text:span text:style-name="T9">They only plan to thrust him down from his high <text:s/></text:span></text:p>
            <text:p text:style-name="P4"><text:span text:style-name="T9"><text:s/></text:span><text:span text:style-name="T9">position. They take pleasure in falsehood.</text:span></text:p>
            <text:p text:style-name="P4"><text:span text:style-name="T6"><text:s text:c="7"/></text:span><text:span text:style-name="T6">They bless with their mouths, but inwardly</text:span><text:span text:style-name="T6"> </text:span></text:p>
            <text:p text:style-name="P4"><text:span text:style-name="T6"><text:s text:c="7"/></text:span><text:span text:style-name="T6">they cur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908cm" svg:height="6.263cm" svg:x="1.016cm" svg:y="0.595cm">
          <draw:text-box>
            <text:p text:style-name="P5"><text:span text:style-name="T7">5</text:span><text:span text:style-name="T8"> </text:span><text:span text:style-name="T9">For God alone, O my soul, wait in silence,</text:span></text:p>
            <text:p text:style-name="P4"><text:span text:style-name="T6"><text:s text:c="6"/></text:span><text:span text:style-name="T6">for my hope is</text:span><text:span text:style-name="T6"> from him.</text:span></text:p>
            <text:p text:style-name="P5"><text:span text:style-name="T7">6</text:span><text:span text:style-name="T8"> </text:span><text:span text:style-name="T9">He only is my rock and my salvation, my fortress;</text:span><text:span text:style-name="T6"> <text:s text:c="7"/>I shall not be</text:span><text:span text:style-name="T6"> sha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5"><text:span text:style-name="T7">7</text:span><text:span text:style-name="T8"> </text:span><text:span text:style-name="T9">On God rests my salvation and my glory;</text:span></text:p>
            <text:p text:style-name="P4"><text:span text:style-name="T6"><text:s text:c="6"/></text:span><text:span text:style-name="T6">my mighty rock, my refuge</text:span><text:span text:style-name="T6"> is God.</text:span></text:p>
            <text:p text:style-name="P5"><text:span text:style-name="T7">8</text:span><text:span text:style-name="T8"> </text:span><text:span text:style-name="T9">Trust in him at all times, O people; pour out your <text:s/></text:span></text:p>
            <text:p text:style-name="P5"><text:span text:style-name="T9"><text:s text:c="2"/></text:span><text:span text:style-name="T9">heart be</text:span><text:span text:style-name="T9">fore him;</text:span></text:p>
            <text:p text:style-name="P4"><text:span text:style-name="T6"><text:s text:c="6"/></text:span><text:span text:style-name="T6">God is a refuge</text:span><text:span text:style-name="T6"> for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908cm" svg:height="6.263cm" svg:x="1.016cm" svg:y="0.762cm">
          <draw:text-box>
            <text:p text:style-name="P5"><text:span text:style-name="T7">9</text:span><text:span text:style-name="T8"> </text:span><text:span text:style-name="T9">Those of low estate are but a breath; those of <text:s/></text:span></text:p>
            <text:p text:style-name="P4"><text:span text:style-name="T9"><text:s/></text:span><text:span text:style-name="T9">high estate are a delusion;</text:span></text:p>
            <text:p text:style-name="P4"><text:span text:style-name="T6"><text:s text:c="7"/></text:span><text:span text:style-name="T6">in the balances they go up; they are together <text:s/></text:span></text:p>
            <text:p text:style-name="P4"><text:span text:style-name="T6"><text:s text:c="7"/></text:span><text:span text:style-name="T6">lighter</text:span><text:span text:style-name="T6"> than a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908cm" svg:height="7.766cm" svg:x="1.016cm" svg:y="0.616cm">
          <draw:text-box>
            <text:p text:style-name="P5"><text:span text:style-name="T7">10</text:span><text:span text:style-name="T8"> </text:span><text:span text:style-name="T9">Put no trust in extortion; set no vain hopes on</text:span><text:span text:style-name="T9"> <text:s/></text:span></text:p>
            <text:p text:style-name="P5"><text:span text:style-name="T9"><text:s text:c="3"/></text:span><text:span text:style-name="T9">robbery;</text:span></text:p>
            <text:p text:style-name="P4"><text:span text:style-name="T6"><text:s text:c="7"/></text:span><text:span text:style-name="T6">if riches increase, set not your</text:span><text:span text:style-name="T6"> heart on them.</text:span></text:p>
            <text:p text:style-name="P5"><text:span text:style-name="T7">11</text:span><text:span text:style-name="T8"> </text:span><text:span text:style-name="T9">Once God has spoken; twice have I</text:span><text:span text:style-name="T9"> heard this:</text:span></text:p>
            <text:p text:style-name="P6"><text:span text:style-name="T6"><text:s text:c="8"/></text:span><text:span text:style-name="T6">that power belongs to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2" draw:layer="layout" svg:width="25.908cm" svg:height="4.76cm" svg:x="1.016cm" svg:y="1.016cm">
          <draw:text-box>
            <text:p text:style-name="P5"><text:span text:style-name="T10">12</text:span><text:span text:style-name="T8"> </text:span><text:span text:style-name="T9">and that to you, O Lord, belongs</text:span><text:span text:style-name="T9"> steadfast love.</text:span></text:p>
            <text:p text:style-name="P6"><text:span text:style-name="T9"><text:s text:c="3"/></text:span><text:span text:style-name="T9">For you will render</text:span><text:span text:style-name="T9"> to a man</text:span></text:p>
            <text:p text:style-name="P4"><text:span text:style-name="T6"><text:s text:c="7"/></text:span><text:span text:style-name="T6">according</text:span><text:span text:style-name="T6"> to his wor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" draw:text-style-name="P2" draw:layer="layout" svg:width="25.908cm" svg:height="4.76cm" svg:x="1.016cm" svg:y="1.016cm">
          <draw:text-box>
            <text:p text:style-name="P7"><text:span text:style-name="T6">C: Glory be to the Father and to the Son and to the </text:span></text:p>
            <text:p text:style-name="P7"><text:span text:style-name="T6"><text:s text:c="4"/></text:span><text:span text:style-name="T6">Holy Spirit; as it was in the beginning, is now, </text:span></text:p>
            <text:p text:style-name="P7"><text:span text:style-name="T6"><text:s text:c="4"/></text:span><text:span text:style-name="T6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09:31:50.947000000</meta:creation-date>
    <dc:title>Hymn template</dc:title>
    <meta:editing-duration>PT6M41S</meta:editing-duration>
    <meta:editing-cycles>3</meta:editing-cycles>
    <meta:generator>LibreOffice/4.3.5.2$Windows_x86 LibreOffice_project/3a87456aaa6a95c63eea1c1b3201acedf0751bd5</meta:generator>
    <meta:initial-creator>Arthur Hoch</meta:initial-creator>
    <dc:date>2015-01-22T09:59:52.565000000</dc:date>
    <dc:creator>Arthur Hoch</dc:creator>
    <meta:document-statistic meta:object-count="51"/>
    <meta:template xlink:type="simple" xlink:actuate="onRequest" xlink:title="Hymn template" xlink:href="../../AppData/Roaming/LibreOffice/4/user/template/Worship%20Templsates/Hymn%20template.otp" meta:date="2015-01-22T09:31:49.449000000"/>
  </office:meta>
</office:document-meta>
</file>